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75,715,087,49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55,647,979,91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40,771,351,298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34,534,382,384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74,862,826,772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71,362,405,890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58,290,060,227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75,604,356,167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49,424,310,81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53,497,520,828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85,716,311,136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56,378,067,752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17,089,269,791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04,885,494,686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97,479,443,979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71,652,458,349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40,404,460,203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9,533,107,311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6,019,543,41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35,264,083,658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34,038,718,291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26,912,152,101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32,129,174,21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1:45.608049840</dc:date>
    <meta:editing-duration>PT2H14M</meta:editing-duration>
    <meta:editing-cycles>59</meta:editing-cycles>
    <meta:generator>LibreOffice/7.2.6.2$Linux_X86_64 LibreOffice_project/20$Build-2</meta:generator>
    <meta:document-statistic meta:table-count="1" meta:cell-count="48" meta:object-count="0"/>
  </office:meta>
</office:document-meta>
</file>